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Standard">
      <style:text-properties fo:font-size="18.25pt" style:font-size-asian="16pt" style:font-size-complex="18.25pt"/>
    </style:style>
    <style:style style:name="P8" style:family="paragraph" style:parent-style-name="Heading_20_1">
      <style:text-properties fo:font-size="16pt" style:font-size-asian="16pt" style:font-size-complex="16pt"/>
    </style:style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Table_20_Contents">
      <style:text-properties fo:font-size="18.25pt" officeooo:rsid="00108224" officeooo:paragraph-rsid="00108224" style:font-size-asian="16pt" style:font-size-complex="18.25pt"/>
    </style:style>
    <style:style style:name="P11" style:family="paragraph" style:parent-style-name="Table_20_Contents">
      <style:text-properties fo:font-size="18.25pt" officeooo:rsid="00128ed4" officeooo:paragraph-rsid="00128ed4" style:font-size-asian="16pt" style:font-size-complex="18.25pt"/>
    </style:style>
    <style:style style:name="P12" style:family="paragraph" style:parent-style-name="Table_20_Contents">
      <style:text-properties fo:color="#ff0000" fo:font-size="18.25pt" officeooo:rsid="00128ed4" officeooo:paragraph-rsid="00128ed4" style:font-size-asian="16pt" style:font-size-complex="18.25pt"/>
    </style:style>
    <style:style style:name="P13" style:family="paragraph" style:parent-style-name="Text_20_body">
      <style:paragraph-properties fo:margin-left="0cm" fo:margin-right="0cm" fo:text-indent="0.741cm" style:auto-text-indent="false"/>
      <style:text-properties fo:font-size="16pt" style:font-name-asian="宋体1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fo:color="#ff0000"/>
    </style:style>
    <style:style style:name="T5" style:family="text">
      <style:text-properties fo:color="#ff0000" style:font-name="Calibri"/>
    </style:style>
    <style:style style:name="T6" style:family="text">
      <style:text-properties fo:color="#ff0000" style:font-name-asian="宋体1"/>
    </style:style>
    <style:style style:name="T7" style:family="text">
      <style:text-properties style:font-name="Calibri"/>
    </style:style>
    <style:style style:name="T8" style:family="text">
      <style:text-properties style:font-name="Cambria" fo:font-weight="bold"/>
    </style:style>
    <style:style style:name="T9" style:family="text">
      <style:text-properties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3">1 </text:span><text:span text:style-name="T2">文件上传概述</text:span></text:h>
      <text:h text:style-name="P9" text:outline-level="2"><text:span text:style-name="T3">1</text:span><text:span text:style-name="T2">　文件上传的作用</text:span></text:h>
      <text:p text:style-name="P2">例如网络硬盘！就是用来上传下载文件的。</text:p>
      <text:p text:style-name="P2">在智联招聘上填写一个完整的简历还需要上传照片呢。</text:p>
      <text:h text:style-name="P9" text:outline-level="2"><text:span text:style-name="T3">2</text:span><text:span text:style-name="T2">　文件上传对页面的要求</text:span></text:h>
      <text:p text:style-name="P2">上传文件的要求比较多，需要记一下：</text:p>
      <text:p text:style-name="P4"><text:span text:style-name="T5">1.</text:span><text:span text:style-name="T6">必须使用表单，而不能是超链接；</text:span></text:p>
      <text:p text:style-name="P4"><text:span text:style-name="T5">2.</text:span><text:span text:style-name="T6">表单的</text:span><text:span text:style-name="T4">method</text:span><text:span text:style-name="T6">必须是</text:span><text:span text:style-name="T5">POST</text:span><text:span text:style-name="T6">，而不能是</text:span><text:span text:style-name="T5">GET</text:span><text:span text:style-name="T6">；</text:span></text:p>
      <text:p text:style-name="P4"><text:span text:style-name="T5">3.</text:span><text:span text:style-name="T6">表单的</text:span><text:span text:style-name="T4">enctype</text:span><text:span text:style-name="T6">必须是</text:span><text:span text:style-name="T5">multipart/form-data</text:span><text:span text:style-name="T6">；</text:span></text:p>
      <text:p text:style-name="P1"><text:span text:style-name="T6">在表单中添加</text:span><text:span text:style-name="T4">file</text:span><text:span text:style-name="T6">表单字段，即</text:span><text:span text:style-name="T5">&lt;input type=</text:span><text:span text:style-name="T4">”file”…/&gt;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&lt;!-- 上传文件</text:p>
            <text:p text:style-name="P10">表单要求</text:p>
            <text:p text:style-name="P10"><text:s text:c="2"/>1,enctype="multipart/form-data"</text:p>
            <text:p text:style-name="P10"><text:s text:c="2"/>2,表单中需要file类型的input</text:p>
            <text:p text:style-name="P10"><text:s text:c="2"/>3，表单请求方式一定要是POST</text:p>
            <text:p text:style-name="P10"><text:s text:c="2"/>Servlet要求</text:p>
            <text:p text:style-name="P10"><text:s text:c="2"/>1,不能使用request。getParameter，使用request.getInputStream</text:p>
            <text:p text:style-name="P10"><text:s text:c="2"/>2，</text:p>
            <text:p text:style-name="P10"><text:s text:c="3"/>--&gt;</text:p>
            <text:p text:style-name="P10">&lt;form action="/file_upload/RegisetServlet" method="post" <text:span text:style-name="T4">enctype="</text:span><text:bookmark-start text:name="__DdeLink__384_3972351485"/><text:span text:style-name="T4">multipart/form-data</text:span><text:bookmark-end text:name="__DdeLink__384_3972351485"/><text:span text:style-name="T4">"</text:span>&gt;</text:p>
            <text:p text:style-name="P10">用户:&lt;input name="username" type="text"&gt;</text:p>
            <text:p text:style-name="P10">密码:&lt;input name="password" type="password"&gt;</text:p>
            <text:p text:style-name="P10">照片:&lt;input type="file" name="pic"&gt;</text:p>
            <text:p text:style-name="P10">&lt;input type="submit" value="提交"&gt;</text:p>
            <text:p text:style-name="P10">&lt;/form&gt;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h text:style-name="P9" text:outline-level="2"><text:span text:style-name="T3">4</text:span><text:span text:style-name="T2">　文件上传对</text:span><text:span text:style-name="T8">Servlet</text:span><text:span text:style-name="T2">的要求</text:span></text:h>
      <text:p text:style-name="P3"><text:span text:style-name="T1">当提交的表单是文件上传表单时，那么对</text:span>Servlet<text:span text:style-name="T1">也是有要求的。</text:span></text:p>
      <text:p text:style-name="P3"><text:span text:style-name="T1">首先我们要肯定一点，文件上传表单的数据也是被封装到</text:span>request<text:span text:style-name="T1">对象中的。</text:span></text:p>
      <text:p text:style-name="P5"><text:span text:style-name="T3">request.getParameter(String)</text:span><text:span text:style-name="T2">方法获取指定的表单字段字符内容，但文件上传表单已经不在是字符内容，而是字节内容，所以失效。</text:span></text:p>
      <text:p text:style-name="P6"><text:span text:style-name="T1">这时可以使用</text:span>request<text:span text:style-name="T1">的</text:span><text:span text:style-name="T7">getInputStream()</text:span><text:span text:style-name="T1">方法获取</text:span><text:span text:style-name="T7">ServletInputStream</text:span><text:span text:style-name="T1">对象，它是</text:span><text:span text:style-name="T7">InputStream</text:span><text:span text:style-name="T1">的子类，这个</text:span><text:span text:style-name="T7">ServletInputStream</text:span><text:span text:style-name="T1">对象对应整个表单的正文部分（从第一个分隔线开始，到最后），这说明我们需要的解析流中的数据。当然解析它是很麻烦的一件事情，而</text:span><text:span text:style-name="T7">Apache</text:span><text:span text:style-name="T1">已经帮我们提供了解析它的工具：</text:span><text:span text:style-name="T7">commons-fileupload</text:span><text:span text:style-name="T1">。 </text:span></text:p>
      <text:p text:style-name="P13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<text:s text:c="2"/><text:span text:style-name="T9">如果是复杂类型的表单</text:span> getParameter全部失效,取而代之的是用getInputSteam</text:p>
            <text:p text:style-name="P11"><text:s text:c="10"/>String username=request.getParameter("username");</text:p>
            <text:p text:style-name="P11"><text:tab/><text:tab/> <text:s/>String password=request.getParameter("password");</text:p>
            <text:p text:style-name="P11"><text:tab/><text:tab/> <text:s/>System.out.println(username);</text:p>
            <text:p text:style-name="P11"><text:tab/><text:tab/> <text:s/>System.out.println(password);</text:p>
            <text:p text:style-name="P11"><text:tab/><text:tab/><text:span text:style-name="T4"> <text:s/>//获得复杂类型表达输入流</text:span></text:p>
            <text:p text:style-name="P12"><text:tab/><text:tab/> <text:s/>InputStream in=request.getInputStream();</text:p>
            <text:p text:style-name="P12"><text:tab/><text:tab/> <text:s/>//获得输入流的内容</text:p>
            <text:p text:style-name="P11"><text:tab/><text:tab/> <text:s/>String result=IOUtils.toString(in);</text:p>
            <text:p text:style-name="P11"><text:tab/><text:tab/> <text:s/>System.out.println(result)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49S</meta:editing-duration>
    <meta:editing-cycles>8</meta:editing-cycles>
    <meta:generator>LibreOffice/5.3.0.3$Windows_X86_64 LibreOffice_project/7074905676c47b82bbcfbea1aeefc84afe1c50e1</meta:generator>
    <dc:date>2018-03-22T13:13:40.479000000</dc:date>
    <meta:document-statistic meta:table-count="2" meta:image-count="0" meta:object-count="0" meta:page-count="2" meta:paragraph-count="40" meta:word-count="497" meta:character-count="1329" meta:non-whitespace-character-count="1247"/>
    <meta:user-defined meta:name="Info 1"/>
    <meta:user-defined meta:name="Info 2"/>
    <meta:user-defined meta:name="Info 3"/>
    <meta:user-defined meta:name="Info 4"/>
  </office:meta>
</office:document-meta>
</file>